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baseAuthenticatorAction.getAuthQuery( Connection conn , Configuration conf , Request req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DatabaseAuthenticatorAction.act( Redirector redirector , SourceResolver resolver , Map objectModel , String src , Parameters parameters )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2">
            <text:p text:style-name="Table_20_Contents">12</text:p>
          </table:table-cell>
          <table:table-cell office:value-type="float" office:value="81">
            <text:p text:style-name="Table_20_Contents">81</text:p>
          </table:table-cell>
        </table:table-row>
        <table:table-row>
          <table:table-cell office:value-type="string">
            <text:p text:style-name="Table_20_Contents">DatabaseAuthenticatorAction.propagateParameters( Configuration conf , ResultSet rs , HttpSession session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